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gust 23<text:span text:style-name="T1">rd</text:span>, 2023</text:p>
      <text:p text:style-name="Standard">Anson Hunnell</text:p>
      <text:p text:style-name="P1"/>
      <text:p text:style-name="P1">Cotter Carpentry Design Document</text:p>
      <text:p text:style-name="P1"/>
      <text:p text:style-name="P2">Purpose: </text:p>
      <text:p text:style-name="P2">-provide online presence for business<text:line-break/>-showcase portfolio of past projects</text:p>
      <text:p text:style-name="P2">-create point of contact for customers</text:p>
      <text:p text:style-name="P2"/>
      <text:p text:style-name="P2">Key Features (user):</text:p>
      <text:p text:style-name="P2">-landing page</text:p>
      <text:p text:style-name="P2">-contact section</text:p>
      <text:p text:style-name="P2">-about section</text:p>
      <text:p text:style-name="P2">-image gallery</text:p>
      <text:p text:style-name="P2">-message button</text:p>
      <text:p text:style-name="P2"/>
      <text:p text:style-name="P2">Key Features (owner):</text:p>
      <text:p text:style-name="P2">-edit/change pictures in gallery</text:p>
      <text:p text:style-name="P2">-respond to messages in real time</text:p>
      <text:p text:style-name="P2">-have messages forwarded to email</text:p>
      <text:p text:style-name="P2"/>
      <text:p text:style-name="P2">Timeline:</text:p>
      <text:p text:style-name="P2">-complete before September 14<text:span text:style-name="T1">th</text:span>, 2023</text:p>
      <text:p text:style-name="P2"/>
      <text:p text:style-name="P2">Milestones:</text:p>
      <text:p text:style-name="P2">-Navbar</text:p>
      <text:p text:style-name="P2">-Background Imag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</meta:initial-creator>
    <meta:creation-date>2023-08-23T16:09:28.25</meta:creation-date>
    <meta:document-statistic meta:table-count="0" meta:image-count="0" meta:object-count="0" meta:page-count="1" meta:paragraph-count="21" meta:word-count="67" meta:character-count="475"/>
    <dc:date>2023-08-23T16:18:45.43</dc:date>
    <dc:creator>Michael </dc:creator>
    <meta:editing-duration>PT9M18S</meta:editing-duration>
    <meta:editing-cycles>1</meta:editing-cycles>
    <meta:generator>OpenOffice/4.1.10$Win32 OpenOffice.org_project/4110m2$Build-9807</meta:generator>
  </office:meta>
</office:document-meta>
</file>